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88in" fo:margin-left="-0.00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9688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: <text:span text:style-name="T1"><text:placeholder text:placeholder-type="text">&lt;get_account_master_code()&gt;</text:placeholder></text:span><text:span text:style-name="T1"> - </text:span><text:span text:style-name="T1"><text:placeholder text:placeholder-type="text">&lt;get_account_master_name()&gt;</text:placeholder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3" office:value-type="string">
            <text:p text:style-name="P6"/>
          </table:table-cell>
          <table:covered-table-cell/>
          <table:covered-table-cell/>
          <table:table-cell table:style-name="Table1.A2" office:value-type="string">
            <text:p text:style-name="P6">Opening Balance:</text:p>
          </table:table-cell>
          <table:table-cell table:style-name="Table1.A2" office:value-type="string">
            <text:p text:style-name="P6"><text:placeholder text:placeholder-type="text">&lt;get_opening_balance()&gt;</text:placeholder>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G1" table:number-columns-spanned="7" office:value-type="string">
            <text:p text:style-name="P6"><text:placeholder text:placeholder-type="text">&lt;for each="seq, line in enumerate(get_move_id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  <text:p text:style-name="P7"><text:placeholder text:placeholder-type="text">&lt;line['voucher_name']&gt;</text:placeholder></text:p>
          </table:table-cell>
          <table:table-cell table:style-name="Table1.A2" office:value-type="string">
            <text:p text:style-name="P7"><text:placeholder text:placeholder-type="text">&lt;convert_date_cash(line['voucher_date'])&gt;</text:placeholder></text:p>
          </table:table-cell>
          <table:table-cell table:style-name="Table1.A2" office:value-type="string">
            <text:p text:style-name="P7"><text:s text:c="2"/><text:placeholder text:placeholder-type="text">&lt;line['acc_name']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placeholder text:placeholder-type="text">&lt;if test="line['credit']"&gt;</text:placeholder> <text:s/><text:placeholder text:placeholder-type="text">&lt;line['credit']&gt;</text:placeholder> <text:placeholder text:placeholder-type="text">&lt;/if&gt;</text:placeholder></text:p>
          </table:table-cell>
          <table:table-cell table:style-name="Table1.A2" office:value-type="string">
            <text:p text:style-name="P7"><text:placeholder text:placeholder-type="text">&lt;if test="line['debit']"&gt;</text:placeholder> <text:placeholder text:placeholder-type="text">&lt;line['debit']&gt;</text:placeholder> <text:placeholder text:placeholder-type="text">&lt;/if&gt;</text:placeholder></text:p>
          </table:table-cell>
          <table:table-cell table:style-name="Table1.G2" office:value-type="string">
            <text:p text:style-name="P7"><text:placeholder text:placeholder-type="text">&lt;get_line_balance(seq)&gt;</text:placeholder></text:p>
          </table:table-cell>
        </table:table-row>
        <table:table-row>
          <table:table-cell table:style-name="Table1.G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Days Total</text:p>
          </table:table-cell>
          <table:table-cell table:style-name="Table1.A2" office:value-type="string">
            <text:p text:style-name="P7"><text:placeholder text:placeholder-type="text">&lt;get_total_debit(get_move_ids(), get_opening_balance())&gt;</text:placeholder></text:p>
          </table:table-cell>
          <table:table-cell table:style-name="Table1.A2" office:value-type="string">
            <text:p text:style-name="P7"><text:placeholder text:placeholder-type="text">&lt;get_total_credit(get_move_ids())&gt;</text:placeholder></text:p>
          </table:table-cell>
          <table:table-cell table:style-name="Table1.G2" office:value-type="string">
            <text:p text:style-name="P7"><text:placeholder text:placeholder-type="text">&lt;get_total_balance(get_move_ids(), get_opening_balance())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7T14:54:11</dc:date>
    <dc:creator>phuoc </dc:creator>
    <meta:editing-duration>PT22H18M52S</meta:editing-duration>
    <meta:editing-cycles>143</meta:editing-cycles>
    <meta:document-statistic meta:table-count="1" meta:image-count="0" meta:object-count="0" meta:page-count="1" meta:paragraph-count="28" meta:word-count="61" meta:character-count="700" meta:non-whitespace-character-count="664"/>
  </office:meta>
</office:document-meta>
</file>